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text-properties style:font-name="Consolas" fo:font-size="12pt" fo:language="ru" fo:country="RU" style:font-name-asian="Consolas" style:font-size-asian="12pt" style:font-name-complex="Consolas" style:font-size-complex="12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T1" style:family="text">
      <style:text-properties fo:language="pl" fo:country="PL"/>
    </style:style>
    <style:style style:name="T2" style:family="text">
      <style:text-properties fo:language="ru" fo:country="RU"/>
    </style:style>
    <style:style style:name="T3" style:family="text">
      <style:text-properties fo:color="#0066cc" style:text-underline-style="solid" style:text-underline-width="auto" style:text-underline-color="font-color"/>
    </style:style>
    <style:style style:name="T4" style:family="text">
      <style:text-properties fo:color="#0066cc" style:font-name="Consolas" fo:font-size="18pt" style:text-underline-style="solid" style:text-underline-width="auto" style:text-underline-color="font-color" style:font-name-asian="Consolas" style:font-size-asian="18pt" style:font-name-complex="Consolas" style:font-size-complex="18pt"/>
    </style:style>
    <style:style style:name="T5" style:family="text">
      <style:text-properties fo:color="#0066cc" style:font-name="Consolas" style:text-underline-style="solid" style:text-underline-width="auto" style:text-underline-color="font-color" style:font-name-asian="Consolas" style:font-name-complex="Consolas"/>
    </style:style>
    <style:style style:name="T6" style:family="text">
      <style:text-properties fo:color="#0066cc" style:font-name="Consolas" fo:language="pl" fo:country="PL" style:text-underline-style="solid" style:text-underline-width="auto" style:text-underline-color="font-color" style:font-name-asian="Consolas" style:font-name-complex="Consolas"/>
    </style:style>
    <style:style style:name="T7" style:family="text">
      <style:text-properties fo:color="#ff0000"/>
    </style:style>
    <style:style style:name="T8" style:family="text">
      <style:text-properties fo:color="#ff0000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ff0000" style:font-name="Consolas" style:font-name-asian="Consolas" style:font-name-complex="Consolas"/>
    </style:style>
    <style:style style:name="T10" style:family="text">
      <style:text-properties fo:color="#ff0000" style:font-name="Consolas" fo:language="pl" fo:country="PL" style:font-name-asian="Consolas" style:font-name-complex="Consola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ключения.</text:p>
      <text:p text:style-name="P1"/>
      <text:p text:style-name="P1">Исключительная ситуация обозначает некоторое некорректное действие программы. Примером могут служить:</text:p>
      <text:list xml:id="list7319767086284860051" text:style-name="L1">
        <text:list-item>
          <text:p text:style-name="P2">деление на ноль</text:p>
        </text:list-item>
        <text:list-item>
          <text:p text:style-name="P2">обращение к массиву по отрицательному индекусу </text:p>
        </text:list-item>
        <text:list-item>
          <text:p text:style-name="P2">обращение к несуществующему объекту(переменная равна <text:span text:style-name="T1">null)</text:span></text:p>
        </text:list-item>
        <text:list-item>
          <text:p text:style-name="P2">и другие</text:p>
        </text:list-item>
      </text:list>
      <text:p text:style-name="P1">В указанных случаях система создаёт объект наследник класса <text:span text:style-name="T1">Exception. </text:span>Далее система бросает этот объект. </text:p>
      <text:p text:style-name="P1">Бросание исключения — это механизм <text:span text:style-name="T1">java </text:span>для передачи сообщения об ошибке в обработчик. Прогарммист сам может создать объект исключения и бросить его:</text:p>
      <text:p text:style-name="P1"><text:span text:style-name="T1"><text:tab/>Exception e = new Exception();</text:span></text:p>
      <text:p text:style-name="P1"><text:span text:style-name="T1"><text:tab/>throw e;</text:span></text:p>
      <text:p text:style-name="P1">Когда происходи бросание все действия до обработчика пропускаются. Если в методе А нет обработчика, то считается, что весь метод А бросил исключение, и алгоритм повторяется в методе, вызвовшем указанный метод А. Таким образом проиходит возврат по стеку вызовов до тех пор, пока не будет найден обработчик.</text:p>
      <text:p text:style-name="P1">Оператор <text:span text:style-name="T1">throw </text:span>бросает объект, переданный ему в качестве операнда. <text:span text:style-name="T1">Java </text:span>ограничивает объекты, которые могут быть брошены. Для того, чтобы объект мог быть брошен он должен наследоваться от класса <text:span text:style-name="T1">Throwable. </text:span></text:p>
      <text:p text:style-name="P1">В <text:span text:style-name="T1">java </text:span>есть 2 предопределённыйх наследника: класс <text:span text:style-name="T1">Exception </text:span>и класс <text:span text:style-name="T1">Error. </text:span>Принято считать, что <text:span text:style-name="T1">Exception </text:span>бросается в случаях ошибок программного хоратера. Например, обращение к несуществующему объекту, попытка чтения из несуществующего файла на диске, обращение к несуществующему удалённому компьютеру и тд. <text:span text:style-name="T1">Error </text:span>в свою очеред обозначает ошибки системного хорактера. Например, нехватка памяти, переполнение программного стека и тд. </text:p>
      <text:p text:style-name="P1">Обработка исключений.</text:p>
      <text:p text:style-name="P1">Для того, чтобы обработать исключение, код, который может бросить его должен быть помещён в конструкцию <text:span text:style-name="T1">try-catch </text:span>в блок <text:span text:style-name="T1">try. </text:span>В блоках <text:span text:style-name="T1">catch </text:span>проиходит обработка. Таких блоков может быть несколько. Каждый из них помечается типом Исключения, которое должно быть отловлено. Выбор блока проиходит по принципу от частрого к общему. Сначала <text:span text:style-name="T1">java </text:span>пытается найти блок исключения с равным типом, потом его предком, потом предка предка и тд. Если блок не был найден, исключение считается не отловленным и бросается в вызывавшем методе выше по стеку.</text:p>
      <text:p text:style-name="P1"><text:span text:style-name="T1">Try{</text:span></text:p>
      <text:p text:style-name="P1"><text:span text:style-name="T1"><text:tab/>int[] mass = new int[12];</text:span></text:p>
      <text:p text:style-name="P1"><text:span text:style-name="T1"><text:tab/>mass[100] = 1;</text:span></text:p>
      <text:p text:style-name="P1"><text:span text:style-name="T1">}catch (Exception e){</text:span></text:p>
      <text:p text:style-name="P1"><text:span text:style-name="T1"/></text:p>
      <text:p text:style-name="P1"><text:span text:style-name="T1">}catch (Throable t){</text:span></text:p>
      <text:p text:style-name="P1"><text:span text:style-name="T1"/></text:p>
      <text:p text:style-name="P1"><text:span text:style-name="T1">}</text:span></text:p>
      <text:p text:style-name="P1">Выжно отметить, что брошенный объект будет доступен через переменную, указанную в скобках.</text:p>
      <text:p text:style-name="P1">Блок <text:span text:style-name="T1">try-catch </text:span>может иметь специальную область <text:span text:style-name="T1">finally</text:span></text:p>
      <text:p text:style-name="P1"><text:span text:style-name="T1">try{</text:span></text:p>
      <text:p text:style-name="P1"><text:span text:style-name="T1">//</text:span></text:p>
      <text:p text:style-name="P1"><text:span text:style-name="T1">}catch(Exception e){</text:span></text:p>
      <text:p text:style-name="P1"><text:span text:style-name="T1">} finally{</text:span></text:p>
      <text:p text:style-name="P1"><text:span text:style-name="T1">//code</text:span></text:p>
      <text:p text:style-name="P1"><text:span text:style-name="T1">}</text:span></text:p>
      <text:p text:style-name="P1">Блок <text:span text:style-name="T1">finally </text:span>выполняется всегда, даже если исключение не было словлено. Так же блок <text:soft-page-break/>выполняется, если исключение не было брошено. Если в теле <text:span text:style-name="T1">try </text:span>был вызвон оператор <text:span text:style-name="T1">return, <text:s/></text:span>то блок <text:span text:style-name="T1">finally </text:span>будет выполнен перед возврашением значения.</text:p>
      <text:p text:style-name="P1">Если существует вероятность, что может быть вызван оператор <text:span text:style-name="T1">throw </text:span>или какой-либо метод может бросить исключение, то прогаммист обязан либо обернуть этот участок кода в блок <text:span text:style-name="T1">try-catch, </text:span>либо указать, что метод может бросить исключение такого типа. Для того, чтобы указать возможность исключения метод помечается ключевым словом <text:span text:style-name="T1">throws </text:span>после которого определяются те типы исключений, которые могут быть брошены. </text:p>
      <text:p text:style-name="P3">Public void m() throws Exception{</text:p>
      <text:p text:style-name="P3"><text:tab/>throw new Exception();</text:p>
      <text:p text:style-name="P3">}</text:p>
      <text:p text:style-name="P1">Данное правило не касается наследников <text:span text:style-name="T1">Error </text:span>и <text:span text:style-name="T1">RuntimeException</text:span></text:p>
      <text:p text:style-name="P3">RuntimeException – <text:span text:style-name="T2">это специальный тип непроверяемого исключения. Он является наследником класса </text:span>Exception. <text:span text:style-name="T2">Все генерируемые системой исключения бросают наследников этого типа.</text:span></text:p>
      <text:p text:style-name="P3"><text:span text:style-name="T2">Программист вправе определить собственный тип исключения. Для этого он должен унаследоваться от </text:span>Throwable <text:span text:style-name="T2">или его наследников. На практике наследование происходит чаще всего от класса </text:span>Exception.</text:p>
      <text:p text:style-name="P1">В классе <text:span text:style-name="T1">Exception </text:span>определены 4 публичных конструктора</text:p>
      <text:p text:style-name="P3">Exception()</text:p>
      <text:p text:style-name="P3">Exception(String)</text:p>
      <text:p text:style-name="P3">Exception(Throwable)</text:p>
      <text:p text:style-name="P3">Exception(String, Throwable)</text:p>
      <text:p text:style-name="P1">При создании собственного исключения следует также создавать подобные конструкторы с вызвовом соответствующих конструкторов суперкласса.</text:p>
      <text:p text:style-name="P1">Первый конструктор применяется редко.</text:p>
      <text:p text:style-name="P1">Второй конструктор помещает текстовое сообщение о причине ошибки</text:p>
      <text:p text:style-name="P1">Третий конструктор оборачивет в себя другое исключение</text:p>
      <text:p text:style-name="P1">Четвёртый — совмещает второй и трений</text:p>
      <text:p text:style-name="P1">Обёртка исключений.</text:p>
      <text:p text:style-name="P1">Для того, чтобы прогаммист мог реализовывать полиморфизм он часто прибегает к работе через интерфейсы. При этом реализации интерфейса могут бросать различные исключения. Для того, чтобы единообразить заголовки методов и выноса их в интефейс принято создавать пользовательские исключения и бросать их в случае исключений в реализации. При этом важно не потерять для выщестоящего обработчика информациию о системном исключении. Для этого случая используется возможность обернуть системное исключение при создании пользовательского и бросить последнее</text:p>
      <text:p text:style-name="P3">try{</text:p>
      <text:p text:style-name="P3"><text:tab/>//exception</text:p>
      <text:p text:style-name="P3">}(IOException e){</text:p>
      <text:p text:style-name="P3"><text:tab/>throw new MyException(e)</text:p>
      <text:p text:style-name="P3">}</text:p>
      <text:p text:style-name="P1">Таким образом обработчику будет доступна информация о причине исключение, которое он может отобразить пользователю.</text:p>
      <text:p text:style-name="P1">Отображение исключения.</text:p>
      <text:p text:style-name="P1">Для вывода информации об исключении(сообщение и место в коде, где оно произошло) используется так называемый стектрейс. Простейшим методом его отображение является вывод в консоль методом <text:span text:style-name="T1">printStackTrace()</text:span></text:p>
      <text:p text:style-name="P1"><text:span text:style-name="T1">try{</text:span></text:p>
      <text:p text:style-name="P1"><text:span text:style-name="T1">}catch(Exception e){</text:span></text:p>
      <text:p text:style-name="P1"><text:span text:style-name="T1">e.printStackTrace()</text:span></text:p>
      <text:p text:style-name="P1"><text:span text:style-name="T1">}</text:span></text:p>
      <text:p text:style-name="P1">В консоль будет помещён тип исключения, сообщение этого исключения и стек вызовов <text:soft-page-break/>методов до момента бросания исключения. </text:p>
      <text:p text:style-name="P4"><text:span text:style-name="T3">java.lang.ArrayIndexOutOfBoundsException</text:span><text:span text:style-name="T7">: 10</text:span></text:p>
      <text:p text:style-name="P5"><text:span text:style-name="T7"><text:tab/>at edu.bigroi.junit.test.ListTest.exception(</text:span><text:span text:style-name="T3">ListTest.java:57</text:span><text:span text:style-name="T7">)</text:span></text:p>
      <text:p text:style-name="P6"><text:span text:style-name="T9"><text:tab/>edu.bigroi.junit.test.ListTest.</text:span><text:span text:style-name="T10">main</text:span><text:span text:style-name="T9">(</text:span><text:span text:style-name="T5">ListTest.java:</text:span><text:span text:style-name="T6">20</text:span><text:span text:style-name="T9">)</text:span></text:p>
      <text:p text:style-name="P6">Таким образом программист получает полезную информацию о причине исключения и может быстрее находить причины возникновения ошиб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41:21.72</meta:creation-date>
    <dc:date>2017-03-21T17:37:00.83</dc:date>
    <meta:editing-duration>PT1H20M37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3" meta:paragraph-count="66" meta:word-count="703" meta:character-count="5338"/>
  </office:meta>
</office:document-meta>
</file>